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6300000163F07B1AA1EF4AADB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044cm" svg:height="7.044cm" svg:x="7.461cm" svg:y="11.615cm">
          <draw:image xlink:href="Pictures/100000000000016300000163F07B1AA1EF4AADB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6:06:00.425065567</meta:creation-date>
    <dc:date>2018-04-17T16:06:22.445440896</dc:date>
    <meta:editing-duration>PT22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